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896cm" fo:margin-left="1.349cm" fo:margin-right="1.344cm" table:align="margins"/>
    </style:style>
    <style:style style:name="MethodTable.A" style:family="table-column">
      <style:table-column-properties style:column-width="3.889cm" style:rel-column-width="17111*"/>
    </style:style>
    <style:style style:name="MethodTable.B" style:family="table-column">
      <style:table-column-properties style:column-width="11.007cm" style:rel-column-width="48424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896cm" fo:margin-left="1.349cm" fo:margin-right="1.344cm" table:align="margins"/>
    </style:style>
    <style:style style:name="Table3.A" style:family="table-column">
      <style:table-column-properties style:column-width="2.54cm" style:rel-column-width="11174*"/>
    </style:style>
    <style:style style:name="Table3.B" style:family="table-column">
      <style:table-column-properties style:column-width="12.356cm" style:rel-column-width="5436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2.778cm" style:rel-column-width="12187*"/>
    </style:style>
    <style:style style:name="Table1.B" style:family="table-column">
      <style:table-column-properties style:column-width="12.16cm" style:rel-column-width="533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Standard">
      <style:text-properties fo:color="#0000ff" style:font-name="DejaVu Serif2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Code_20_Listing">
      <style:text-properties fo:color="#0000ff" style:font-name="Liberation Mono1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" style:family="paragraph" style:parent-style-name="Code_20_Listing">
      <style:text-properties fo:color="#000080"/>
    </style:style>
    <style:style style:name="P5" style:family="paragraph" style:parent-style-name="Standard">
      <style:paragraph-properties style:shadow="none">
        <style:tab-stops/>
      </style:paragraph-properties>
      <style:text-properties fo:color="#0000ff" style:font-name="DejaVu Serif2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c5000b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Method_20_Indent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2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13" style:family="paragraph" style:parent-style-name="Method_20_Code_20_Listing">
      <style:paragraph-properties fo:margin-left="0cm" fo:margin-right="0cm" fo:text-indent="0cm" style:auto-text-indent="false"/>
    </style:style>
    <style:style style:name="P14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5" style:family="paragraph" style:parent-style-name="Method_20_Body">
      <style:text-properties fo:font-weight="bold" style:font-weight-asian="bold" style:font-weight-complex="bold"/>
    </style:style>
    <style:style style:name="P16" style:family="paragraph" style:parent-style-name="Method_20_Body">
      <style:text-properties fo:color="#0000ff"/>
    </style:style>
    <style:style style:name="P17" style:family="paragraph" style:parent-style-name="Method_20_Body">
      <style:paragraph-properties fo:margin-left="1.251cm" fo:margin-right="0cm" fo:text-indent="0cm" style:auto-text-indent="false"/>
    </style:style>
    <style:style style:name="P18" style:family="paragraph" style:parent-style-name="Method_20_Body">
      <style:paragraph-properties fo:margin-left="1.251cm" fo:margin-right="0cm" fo:text-indent="0cm" style:auto-text-indent="false"/>
      <style:text-properties fo:color="#0000ff"/>
    </style:style>
    <style:style style:name="P19" style:family="paragraph" style:parent-style-name="Method_20_Body">
      <style:paragraph-properties fo:margin-left="2.501cm" fo:margin-right="0cm" fo:text-indent="0cm" style:auto-text-indent="false"/>
    </style:style>
    <style:style style:name="P20" style:family="paragraph" style:parent-style-name="Method_20_Body">
      <style:paragraph-properties fo:margin-left="2.501cm" fo:margin-right="0cm" fo:text-indent="0cm" style:auto-text-indent="false"/>
      <style:text-properties fo:color="#0000ff"/>
    </style:style>
    <style:style style:name="P21" style:family="paragraph" style:parent-style-name="Method_20_Code_20_Listing">
      <style:text-properties fo:color="#000080" style:font-name="DejaVu Sans Mono1"/>
    </style:style>
    <style:style style:name="P22" style:family="paragraph" style:parent-style-name="Method_20_Code_20_Listing">
      <style:text-properties fo:color="#000080" style:font-name="DejaVu Sans Mono1" fo:font-size="9pt" style:font-size-asian="9pt" style:font-size-complex="9pt"/>
    </style:style>
    <style:style style:name="P23" style:family="paragraph" style:parent-style-name="Method_20_Code_20_Listing">
      <style:text-properties fo:color="#000080" style:font-name="DejaVu Sans Mono1" fo:font-size="9pt" style:font-name-asian="Monospace" style:font-size-asian="9pt" style:font-name-complex="Monospace" style:font-size-complex="9pt"/>
    </style:style>
    <style:style style:name="P24" style:family="paragraph" style:parent-style-name="Criteria_20_Body" style:list-style-name="L1"/>
    <style:style style:name="P25" style:family="paragraph" style:parent-style-name="Coding_20_Title">
      <style:paragraph-properties fo:break-before="page"/>
      <style:text-properties fo:color="#0000ff"/>
    </style:style>
    <style:style style:name="P26" style:family="paragraph" style:parent-style-name="Method_20_Title">
      <style:paragraph-properties fo:break-before="page"/>
    </style:style>
    <style:style style:name="P27" style:family="paragraph" style:parent-style-name="Method_20_Body">
      <style:text-properties fo:font-weight="bold" style:font-weight-asian="bold" style:font-weight-complex="bold"/>
    </style:style>
    <style:style style:name="P28" style:family="paragraph" style:parent-style-name="Method_20_Indent" style:list-style-name="L2"/>
    <style:style style:name="P29" style:family="paragraph" style:parent-style-name="Method_20_Indent" style:list-style-name="L2">
      <style:text-properties fo:font-size="11pt" style:font-size-asian="11pt" style:font-size-complex="11pt"/>
    </style:style>
    <style:style style:name="P30" style:family="paragraph" style:parent-style-name="Method_20_Indent" style:list-style-name="L2">
      <style:paragraph-properties>
        <style:tab-stops>
          <style:tab-stop style:position="4.498cm"/>
        </style:tab-stops>
      </style:paragraph-properties>
    </style:style>
    <style:style style:name="P31" style:family="paragraph" style:parent-style-name="Code_20_Listing" style:list-style-name="L3">
      <style:paragraph-properties fo:margin-left="0cm" fo:margin-right="0cm" fo:text-indent="0cm" style:auto-text-indent="false"/>
      <style:text-properties fo:color="#000080"/>
    </style:style>
    <style:style style:name="P32" style:family="paragraph" style:parent-style-name="Method_20_Listing_20_Title">
      <style:paragraph-properties fo:break-before="page"/>
    </style:style>
    <style:style style:name="T1" style:family="text">
      <style:text-properties fo:background-color="#ffffff"/>
    </style:style>
    <style:style style:name="T2" style:family="text">
      <style:text-properties style:font-name-asian="Monospace" style:font-name-complex="Monospa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ae00"/>
    </style:style>
    <style:style style:name="T10" style:family="text">
      <style:text-properties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Error\Messages</text:h>
      <text:p text:style-name="P1"/>
      <text:p text:style-name="Class_20_Description">The static <text:span text:style-name="T3">Error\Messages</text:span> class is to provide <text:span text:style-name="T2">error code names and associated messages.</text:span></text:p>
      <text:p text:style-name="P5"/>
      <text:h text:style-name="Criteria_20_Title" text:outline-level="2">Design criteria and considerations</text:h>
      <text:p text:style-name="P2"/>
      <text:p text:style-name="Criteria_20_Body">Among the design considerations are:</text:p>
      <text:p text:style-name="Criteria_20_Body"/>
      <text:list xml:id="list1086354402" text:style-name="L1">
        <text:list-item>
          <text:p text:style-name="P24">The <text:span text:style-name="T3">Error\Messages</text:span> class is dependent on the <text:span text:style-name="T3">Library\Error</text:span> class to provide a register method to register an error name and message;</text:p>
        </text:list-item>
        <text:list-item>
          <text:p text:style-name="P24">It should not be dependent on any other (userland) class or function; and</text:p>
        </text:list-item>
        <text:list-item>
          <text:p text:style-name="P24">The class namespace will be <text:span text:style-name="T3">Library\Error</text:span>.</text:p>
          <text:p text:style-name="P24"/>
        </text:list-item>
      </text:list>
      <text:p text:style-name="Criteria_20_Body">The standard error code names and messages are stored in a private, internal associative array with the error code name as the array key and the associated error message as the array data. <text:s/>This data will be registered with the <text:span text:style-name="T8">Library\Error</text:span> class as standard errors code names.</text:p>
      <text:p text:style-name="Criteria_20_Body"/>
      <text:p text:style-name="Criteria_20_Body"/>
      <text:p text:style-name="Standard"/>
      <text:p text:style-name="Standard"/>
      <text:h text:style-name="P32" text:outline-level="4">Class Methods</text:h>
      <text:p text:style-name="Coding_20_Body"/>
      <text:p text:style-name="Coding_20_Body">The <text:span text:style-name="T3">Error\Message</text:span> class contains the following class methods:</text:p>
      <text:p text:style-name="Coding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7">Method</text:p>
          </table:table-cell>
          <table:table-cell table:style-name="MethodTable.B1" office:value-type="string">
            <text:p text:style-name="P7">Description</text:p>
          </table:table-cell>
        </table:table-row>
        <table:table-row>
          <table:table-cell table:style-name="MethodTable.A2" office:value-type="string">
            <text:p text:style-name="P8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.</text:p>
          </table:table-cell>
        </table:table-row>
        <table:table-row>
          <table:table-cell table:style-name="MethodTable.A2" office:value-type="string">
            <text:p text:style-name="P6"><text:a xlink:type="simple" xlink:href="#registerErrors"><text:span text:style-name="T9">registerErrors</text:span></text:a></text:p>
          </table:table-cell>
          <table:table-cell table:style-name="MethodTable.B2" office:value-type="string">
            <text:p text:style-name="Method_20_Table_20_Description">Register an error message</text:p>
          </table:table-cell>
        </table:table-row>
      </table:table>
      <text:h text:style-name="Method_20_Listing_20_Title" text:outline-level="4"/>
      <text:h text:style-name="Method_20_Listing_20_Title" text:outline-level="4">Class Properties</text:h>
      <text:p text:style-name="Coding_20_Body"/>
      <text:p text:style-name="Coding_20_Body">The <text:span text:style-name="T3">Error\Message</text:span> class contains the following class properties:</text:p>
      <text:p text:style-name="Coding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ethod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10">$errorList</text:p>
          </table:table-cell>
          <table:table-cell table:style-name="Table3.B2" office:value-type="string">
            <text:p text:style-name="P11">An associative array containing error code names/messages</text:p>
          </table:table-cell>
        </table:table-row>
      </table:table>
      <text:p text:style-name="Coding_20_Body"/>
      <text:h text:style-name="Method_20_Title" text:outline-level="5"/>
      <text:h text:style-name="P26" text:outline-level="5"><text:bookmark-start text:name="__construct"/>__construct<text:bookmark-end text:name="__construct"/></text:h>
      <text:p text:style-name="Method_20_Body"/>
      <text:p text:style-name="Method_20_Body">The class constructor passes the internal error array to the Library\Error register method, one element at a time.</text:p>
      <text:p text:style-name="Method_20_Body"/>
      <text:p text:style-name="P15">Algorithm</text:p>
      <text:list xml:id="list1424446921" text:style-name="L2">
        <text:list-item>
          <text:p text:style-name="P29">Accept optional parameter <text:span text:style-name="T7">additonalErrors</text:span> as an associative array containing error names/messages;</text:p>
        </text:list-item>
        <text:list-item>
          <text:p text:style-name="P29">Pass the <text:span text:style-name="T7">errorList</text:span> class array to the <text:span text:style-name="T7">Error::registerErrors</text:span> class method to register error code names and messages; and</text:p>
        </text:list-item>
        <text:list-item>
          <text:p text:style-name="P29">If the <text:span text:style-name="T7">additionalErrors</text:span> parameter is not null, pass the <text:span text:style-name="T7">additionalErrors</text:span> class array to the <text:span text:style-name="T7">registerErrors</text:span> class method.</text:p>
        </text:list-item>
      </text:list>
      <text:p text:style-name="Method_20_Body"/>
      <text:p text:style-name="Method_20_Body"/>
      <text:p text:style-name="P15">Implementation</text:p>
      <text:p text:style-name="Method_20_Body"/>
      <text:p text:style-name="P22">/**</text:p>
      <text:p text:style-name="P22"><text:s/>* __construct</text:p>
      <text:p text:style-name="P22"><text:s/>* </text:p>
      <text:p text:style-name="P22"><text:s/>* Class constructor</text:p>
      <text:p text:style-name="P22"><text:s/>* <text:span text:style-name="T3">@param</text:span> array $additionalErrors = (optional) additonal error messages array</text:p>
      <text:p text:style-name="P22"><text:s/>*/</text:p>
      <text:p text:style-name="P22">public function __construct($additionalErrors=null)</text:p>
      <text:p text:style-name="P22">{</text:p>
      <text:p text:style-name="P22"><text:tab/>$this-&gt;registerErrors($this-&gt;errorList);</text:p>
      <text:p text:style-name="P22"><text:tab/>if (($additionalErrors !== null) &amp;&amp; is_array($additionalErrors))</text:p>
      <text:p text:style-name="P22"><text:tab/>{</text:p>
      <text:p text:style-name="P22"><text:tab/><text:tab/>$this-&gt;registerErrors($additionalErrors);</text:p>
      <text:p text:style-name="P22"><text:tab/>}</text:p>
      <text:p text:style-name="P23">}</text:p>
      <text:p text:style-name="Method_20_Body"/>
      <text:p text:style-name="Method_20_Body"/>
      <text:p text:style-name="P15">Narrative</text:p>
      <text:p text:style-name="Method_20_Body"/>
      <text:p text:style-name="Method_20_Body">The <text:span text:style-name="T10">__construct</text:span> method expects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perties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9">$additionalErrors</text:p>
          </table:table-cell>
          <table:table-cell table:style-name="Table2.B2" office:value-type="string">
            <text:p text:style-name="P11">An associative array containing additional error code names/messages</text:p>
          </table:table-cell>
        </table:table-row>
      </table:table>
      <text:p text:style-name="P16"/>
      <text:p text:style-name="Method_20_Body"><text:span text:style-name="T4">The </text:span><text:span text:style-name="Class_20_Variables"><text:span text:style-name="T11">errorList</text:span></text:span><text:span text:style-name="T4"> class property is passed to the </text:span><text:span text:style-name="Class_20_Variables">registerErrors</text:span><text:span text:style-name="T4"> class method.</text:span></text:p>
      <text:p text:style-name="P16"/>
      <text:p text:style-name="Method_20_Body"><text:span text:style-name="T4">If the </text:span><text:span text:style-name="Class_20_Variables">additionalErrors</text:span><text:span text:style-name="T4"> class property is not null, the </text:span><text:span text:style-name="Class_20_Variables">additionalErrors</text:span><text:span text:style-name="T4"> class property is passed to the </text:span><text:span text:style-name="Class_20_Variables">registerErrors</text:span><text:span text:style-name="T4"> class method.</text:span></text:p>
      <text:p text:style-name="P16"/>
      <text:p text:style-name="P16"><text:line-break/></text:p>
      <text:h text:style-name="P26" text:outline-level="5"><text:bookmark-start text:name="registerErrors"/>registerErrors<text:bookmark-end text:name="registerErrors"/></text:h>
      <text:p text:style-name="Method_20_Body"/>
      <text:p text:style-name="Method_20_Body">Register the error messages in the list.</text:p>
      <text:p text:style-name="Method_20_Body"/>
      <text:p text:style-name="P15">Algorithm</text:p>
      <text:list xml:id="list1691475140" text:continue-list="list1424446921" text:style-name="L2">
        <text:list-item text:start-value="1">
          <text:p text:style-name="P28"><text:span text:style-name="T12">Accept required parameter </text:span><text:span text:style-name="T13">errorList</text:span><text:span text:style-name="T12"> as an associative array containing error names/messages;</text:span></text:p>
        </text:list-item>
        <text:list-item>
          <text:p text:style-name="P28"><text:span text:style-name="T12">set </text:span><text:span text:style-name="T14">count</text:span><text:span text:style-name="T12"> = 0</text:span></text:p>
        </text:list-item>
        <text:list-item>
          <text:p text:style-name="P28"><text:span text:style-name="T12">Pass the</text:span><text:span text:style-name="T13"> errorList</text:span><text:span text:style-name="T12"> key (error code name), </text:span><text:span text:style-name="T13">errorList</text:span><text:span text:style-name="T12"> value (error code message), and a true value to the </text:span><text:span text:style-name="T13">Library\Error::register</text:span><text:span text:style-name="T12"> method;</text:span></text:p>
        </text:list-item>
        <text:list-item>
          <text:p text:style-name="P28"><text:span text:style-name="T12">increment </text:span><text:span text:style-name="T14">count</text:span><text:span text:style-name="T12"> by 1;</text:span></text:p>
        </text:list-item>
        <text:list-item>
          <text:p text:style-name="P30"><text:span text:style-name="T12">if </text:span><text:span text:style-name="T14">count</text:span><text:span text:style-name="T12"> less than the number of elements in </text:span><text:span text:style-name="T13">errorList</text:span><text:span text:style-name="T12">, goto step 3.</text:span></text:p>
        </text:list-item>
      </text:list>
      <text:p text:style-name="Method_20_Body"/>
      <text:p text:style-name="P15">Implementation</text:p>
      <text:p text:style-name="Method_20_Body"/>
      <text:p text:style-name="P21">/**</text:p>
      <text:p text:style-name="P21"><text:s/>* registerErrors</text:p>
      <text:p text:style-name="P21"><text:s/>*</text:p>
      <text:p text:style-name="P21"><text:s/>* Register the error Messages in the list</text:p>
      <text:p text:style-name="P21"><text:s/>* <text:span text:style-name="T3">@param</text:span> array $errorList = array containing the error name and message.</text:p>
      <text:p text:style-name="P21"><text:s/>*/</text:p>
      <text:p text:style-name="P21">protected function registerErrors($errorList)</text:p>
      <text:p text:style-name="P21">{</text:p>
      <text:p text:style-name="P21"><text:tab/>foreach($errorList as $name =&gt; $message)</text:p>
      <text:p text:style-name="P21"><text:tab/>{</text:p>
      <text:p text:style-name="P21"><text:tab/><text:tab/>\Library\Error::register($name, $message, true);</text:p>
      <text:p text:style-name="P21"><text:tab/>}</text:p>
      <text:p text:style-name="P21">}</text:p>
      <text:p text:style-name="Method_20_Code_20_Listing"/>
      <text:p text:style-name="P13"/>
      <text:p text:style-name="P15">Narrative</text:p>
      <text:p text:style-name="Method_20_Body"/>
      <text:p text:style-name="Method_20_Body">The <text:span text:style-name="T10">registerErrors</text:span> method expects a single, required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9">$errorList</text:p>
          </table:table-cell>
          <table:table-cell table:style-name="Table1.B2" office:value-type="string">
            <text:p text:style-name="P11">An associative array containing error code names/messages</text:p>
          </table:table-cell>
        </table:table-row>
      </table:table>
      <text:p text:style-name="P16"/>
      <text:p text:style-name="P16">A command loop is entered,</text:p>
      <text:p text:style-name="P16"/>
      <text:p text:style-name="P17"><text:span text:style-name="T4">The next item in the </text:span><text:span text:style-name="T6">errorList</text:span><text:span text:style-name="T4"> class array property is accessed;</text:span></text:p>
      <text:p text:style-name="P20"/>
      <text:p text:style-name="P19"><text:span text:style-name="T4">The </text:span><text:span text:style-name="Class_20_Variables"><text:span text:style-name="T11">errorList</text:span></text:span><text:span text:style-name="T4"> class property key (</text:span><text:span text:style-name="T6">name</text:span><text:span text:style-name="T4">) and the </text:span><text:span text:style-name="T6">errorList</text:span><text:span text:style-name="T4"> class property value (</text:span><text:span text:style-name="T6">message</text:span><text:span text:style-name="T4">), and a </text:span><text:span text:style-name="T5">true</text:span><text:span text:style-name="T4"> value is passed to the </text:span><text:span text:style-name="Class_20_Variables">registerErrors</text:span><text:span text:style-name="T4"> class method;</text:span></text:p>
      <text:p text:style-name="P20"/>
      <text:p text:style-name="P19"><text:span text:style-name="T4">if more elements remain in the </text:span><text:span text:style-name="T6">errorList</text:span><text:span text:style-name="T4"> class property, loop.</text:span></text:p>
      <text:p text:style-name="P18"/>
      <text:p text:style-name="P18"/>
      <text:p text:style-name="P16"/>
      <text:p text:style-name="P16"/>
      <text:h text:style-name="P25" text:outline-level="3">Source Listing</text:h>
      <text:p text:style-name="P3"/>
      <text:p text:style-name="P4">&lt;?php</text:p>
      <text:p text:style-name="P4">namespace Library\Error;</text:p>
      <text:p text:style-name="P4"/>
      <text:p text:style-name="P4">/*</text:p>
      <text:p text:style-name="P4"><text:s/>*<text:tab/>Error\Messages is copyright Â© 2012. EarthWalk Software.</text:p>
      <text:p text:style-name="P14"><text:s/>* <text:tab/>Licensed under the Academic Free License version 3.0</text:p>
      <text:p text:style-name="P14"><text:s/>*<text:tab/>Refer to the file named License.txt provided with the source,</text:p>
      <text:list xml:id="list357410290" text:style-name="L3">
        <text:list-header>
          <text:p text:style-name="P31"><text:s text:c="3"/>*<text:tab/><text:tab/> or from http://opensource.org/licenses/academic.php</text:p>
        </text:list-header>
      </text:list>
      <text:p text:style-name="P4">*/</text:p>
      <text:p text:style-name="P4">/**</text:p>
      <text:p text:style-name="P4"><text:s/>* Error\Messages.</text:p>
      <text:p text:style-name="P4"><text:s/>*</text:p>
      <text:p text:style-name="P4"><text:s/>* The Error\Messages class initializes the custom error codes and associated messages.</text:p>
      <text:p text:style-name="P4"><text:s/>* <text:span text:style-name="T3">@author</text:span> Jay Wheeler</text:p>
      <text:p text:style-name="P4"><text:s/>* <text:span text:style-name="T3">@version</text:span> 1.0</text:p>
      <text:p text:style-name="P4"><text:s/>* <text:span text:style-name="T3">@copyright</text:span> Â© 2012 EarthWalk Software.</text:p>
      <text:p text:style-name="P4"><text:s/>* <text:span text:style-name="T3">@license</text:span> Licensed under the Academic Free License version 3.0.</text:p>
      <text:p text:style-name="P4"><text:s/>* <text:span text:style-name="T3">@package</text:span> Library</text:p>
      <text:p text:style-name="P4"><text:s/>* <text:span text:style-name="T3">@subpackage</text:span> Error</text:p>
      <text:p text:style-name="P4"><text:s/>*/</text:p>
      <text:p text:style-name="P4">class Messages</text:p>
      <text:p text:style-name="P4">{</text:p>
      <text:p text:style-name="P4"><text:s text:c="2"/>/**</text:p>
      <text:p text:style-name="P4"><text:s text:c="3"/>* errorList</text:p>
      <text:p text:style-name="P4"><text:s text:c="3"/>*</text:p>
      <text:p text:style-name="P4"><text:s text:c="3"/>* Error name to error message array</text:p>
      <text:p text:style-name="P4"><text:s text:c="3"/>* <text:span text:style-name="T3">@var</text:span> array $errorList</text:p>
      <text:p text:style-name="P4"><text:s text:c="3"/>*/</text:p>
      <text:p text:style-name="P4"><text:s text:c="2"/>private</text:p>
      <text:p text:style-name="P4"><text:s text:c="4"/>$errorList = </text:p>
      <text:p text:style-name="P4"><text:s text:c="6"/>array('NoError'<text:tab/><text:tab/> <text:s text:c="4"/>=&gt; 'No errors detected',</text:p>
      <text:p text:style-name="P4"><text:tab/> <text:s text:c="4"/>'AutoloadFailed' <text:s text:c="9"/>=&gt; 'Autoload failed',</text:p>
      <text:p text:style-name="P4"><text:tab/> <text:s text:c="4"/>'PhpRuntimeError' <text:tab/> <text:s text:c="4"/>=&gt; 'PHP runtime error',</text:p>
      <text:p text:style-name="P4"><text:tab/> <text:s text:c="4"/>'PhpFeatureNotAvailable' <text:s/>=&gt; 'The requested PHP feature is not available',</text:p>
      <text:p text:style-name="P4"><text:s text:c="4"/><text:tab/> <text:s text:c="4"/>'PhpExtensionNotAvailable'=&gt; 'The requested PHP extension is not available',</text:p>
      <text:p text:style-name="P4"><text:tab/> <text:s text:c="4"/>'PhpTestingFailure'<text:tab/> <text:s text:c="4"/>=&gt; 'PHP testing failure',</text:p>
      <text:p text:style-name="P4"/>
      <text:p text:style-name="P4"><text:tab/> <text:s text:c="4"/>'MissingClassName'<text:tab/> <text:s text:c="4"/>=&gt; 'Missing class name',</text:p>
      <text:p text:style-name="P4"><text:tab/> <text:s text:c="4"/>'MissingParametersArray' <text:s/>=&gt; 'Missing parameters array or properties object',</text:p>
      <text:p text:style-name="P4"><text:tab/> <text:s text:c="4"/>'NoClassConstructor'<text:tab/> <text:s text:c="4"/>=&gt; 'No class constructor',</text:p>
      <text:p text:style-name="P4"><text:tab/> <text:s text:c="4"/>'ArrayVariableExpected' <text:s text:c="2"/>=&gt; 'An array variable was expected',</text:p>
      <text:p text:style-name="P4"><text:tab/> <text:s text:c="4"/>'MissingHostName'<text:tab/> <text:s text:c="4"/>=&gt; 'Missing host name',</text:p>
      <text:p text:style-name="P12"><text:tab/><text:tab/>'InvalidArraySize'<text:tab/><text:tab/>=&gt; 'Array is not of the proper size',</text:p>
      <text:p text:style-name="P4"/>
      <text:p text:style-name="P4"><text:tab/> <text:s text:c="4"/>'AdapterError'<text:tab/><text:tab/> <text:s text:c="4"/>=&gt; 'Adapter error ocurred',</text:p>
      <text:p text:style-name="P4"><text:tab/> <text:s text:c="4"/>'DriverError'<text:tab/><text:tab/> <text:s text:c="4"/>=&gt; 'Unknown driver name',</text:p>
      <text:p text:style-name="P4"><text:tab/> <text:s text:c="4"/>'MissingAdapter'<text:tab/> <text:s text:c="4"/>=&gt; 'Missing or Unknown Adapter or Driver',</text:p>
      <text:p text:style-name="P4"/>
      <text:p text:style-name="P4"><text:tab/> <text:s text:c="4"/>'LinkTargetError'<text:tab/> <text:s text:c="4"/>=&gt; 'Link target error',</text:p>
      <text:p text:style-name="P4"><text:tab/> <text:s text:c="4"/>'UnableToUnserialize'<text:tab/> <text:s text:c="4"/>=&gt; 'Unable to unserialize object',</text:p>
      <text:p text:style-name="P4"><text:tab/> <text:s text:c="4"/>'UnableToSerialize'<text:tab/> <text:s text:c="4"/>=&gt; 'Unable to serialize object',</text:p>
      <text:p text:style-name="P4"><text:tab/> <text:s text:c="4"/>'MissingSourceFileName' <text:s text:c="2"/>=&gt; 'Missing source file name',</text:p>
      <text:p text:style-name="P4"><text:tab/> <text:s text:c="4"/>'EmptyBuffer'<text:tab/><text:tab/> <text:s text:c="4"/>=&gt; 'Empty buffer',</text:p>
      <text:p text:style-name="P4"><text:tab/> <text:s text:c="4"/>'NotInitialized'<text:tab/> <text:s text:c="4"/>=&gt; 'Object not initialized',</text:p>
      <text:p text:style-name="P4"><text:tab/> <text:s text:c="4"/>'MissingFileName'<text:tab/> <text:s text:c="4"/>=&gt; 'Missing file name',</text:p>
      <text:p text:style-name="P4"><text:tab/> <text:s text:c="4"/>'StringOrObjectExpected' <text:s/>=&gt; 'A string or object variable was expected',</text:p>
      <text:p text:style-name="P4"><text:tab/> <text:s text:c="4"/>'ArrayOrObjectExpected' <text:s text:c="2"/>=&gt; 'An array or object variable was expected',</text:p>
      <text:p text:style-name="P4"><text:tab/> <text:s text:c="4"/>'StringVariableExpected' <text:s/>=&gt; 'A string variable was expected',</text:p>
      <text:p text:style-name="P4"><text:s text:c="2"/><text:tab/> <text:s text:c="4"/></text:p>
      <text:p text:style-name="P4"><text:soft-page-break/><text:tab/> <text:s text:c="4"/>'UnknownClass'<text:tab/><text:tab/> <text:s text:c="4"/>=&gt; 'An unknown class was specified',</text:p>
      <text:p text:style-name="P4"><text:tab/> <text:s text:c="4"/>'UnknownClassMethod'<text:tab/> <text:s text:c="4"/>=&gt; 'Unknown class method',</text:p>
      <text:p text:style-name="P4"><text:tab/> <text:s text:c="4"/>'MissingClassObject'<text:tab/> <text:s text:c="4"/>=&gt; 'Missing class object',</text:p>
      <text:p text:style-name="P4"><text:tab/> <text:s text:c="4"/>'MissingMethodName'<text:tab/> <text:s text:c="4"/>=&gt; 'Missing class method name',</text:p>
      <text:p text:style-name="P4"><text:tab/> <text:s text:c="4"/>'MissingFunctionName'<text:tab/> <text:s text:c="4"/>=&gt; 'Missing function name',</text:p>
      <text:p text:style-name="P4"><text:tab/> <text:s text:c="4"/>'FactoryMissingClassName' =&gt; 'Factory missing class name',</text:p>
      <text:p text:style-name="P4"><text:tab/> <text:s text:c="4"/>'MissingPropertiesArray' <text:s/>=&gt; 'Missing properties array',</text:p>
      <text:p text:style-name="P4"/>
      <text:p text:style-name="P12"><text:s text:c="2"/><text:tab/><text:tab/>'InvalidClassObject'<text:tab/>=&gt; 'Invalid class object',</text:p>
      <text:p text:style-name="P4"><text:tab/> <text:s text:c="4"/>'ObjectExpected'<text:tab/> <text:s text:c="4"/>=&gt; 'An object was expected',</text:p>
      <text:p text:style-name="P4"><text:tab/> <text:s text:c="4"/>'stdClassObjectExpected' <text:s/>=&gt; 'An stdClass object was expected',</text:p>
      <text:p text:style-name="P4"/>
      <text:p text:style-name="P4"><text:tab/> <text:s text:c="4"/>'MissingRequiredProperties'=&gt; 'A required property is missing or invalid',</text:p>
      <text:p text:style-name="P4"><text:tab/> <text:s text:c="4"/>'ReadOnly'<text:tab/><text:tab/> <text:s text:c="4"/>=&gt; 'Read only violation',</text:p>
      <text:p text:style-name="P4"/>
      <text:p text:style-name="P4"><text:tab/> <text:s text:c="4"/>'InvalidLoggingLevel'<text:tab/> <text:s text:c="4"/>=&gt; 'Invalid logging level',</text:p>
      <text:p text:style-name="P4"><text:tab/> <text:s text:c="4"/>'InvalidStringSize'<text:tab/> <text:s text:c="4"/>=&gt; 'Invalid string size',</text:p>
      <text:p text:style-name="P4"><text:tab/> <text:s text:c="4"/>'RestrictedUseOfNew'<text:tab/> <text:s text:c="4"/>=&gt; 'Restricted use of the NEW keyword',</text:p>
      <text:p text:style-name="P4"><text:tab/> <text:s text:c="4"/>'FactoryInvalidInstance' <text:s/>=&gt; 'Factory created invalid instance',</text:p>
      <text:p text:style-name="P4"><text:tab/> <text:s text:c="4"/>'InvalidParameterValue' <text:s text:c="2"/>=&gt; 'The supplied parameter is invalid',</text:p>
      <text:p text:style-name="P4"><text:tab/> <text:s text:c="4"/>'MethodNotImplemented' <text:s text:c="3"/>=&gt; 'The requested method has not been implemented',</text:p>
      <text:p text:style-name="P4"><text:tab/> <text:s text:c="4"/></text:p>
      <text:p text:style-name="P4"><text:tab/> <text:s text:c="4"/>'StackEmpty'<text:tab/><text:tab/> <text:s text:c="4"/>=&gt; 'Empty stack (stack underflow)',</text:p>
      <text:p text:style-name="P4"><text:tab/> <text:s text:c="4"/>'UnknownStackElement'<text:tab/> <text:s text:c="4"/>=&gt; 'Unknown stack element',</text:p>
      <text:p text:style-name="P4"><text:tab/> <text:s text:c="4"/>'StackError'<text:tab/><text:tab/> <text:s text:c="4"/>=&gt; 'Stack error',</text:p>
      <text:p text:style-name="P4"><text:tab/> <text:s text:c="4"/>'StackInvalidMode'<text:tab/> <text:s text:c="4"/>=&gt; 'Invalid LIFO stack mode',</text:p>
      <text:p text:style-name="P12"><text:tab/><text:tab/>'UrlMalformed'<text:tab/><text:tab/>=&gt; 'Malformed or invalid url',</text:p>
      <text:p text:style-name="P4"><text:tab/> <text:s text:c="4"/>'InvalidResult'<text:tab/> <text:s text:c="4"/>=&gt; 'An invalid result was received',</text:p>
      <text:p text:style-name="P4"><text:tab/> <text:s text:c="4"/>'MissingUri'<text:tab/><text:tab/> <text:s text:c="4"/>=&gt; 'Missing client URI',</text:p>
      <text:p text:style-name="P4"><text:tab/> <text:s text:c="4"/>'ResourceAlreadyAssigned' =&gt; 'The resource is already assigned',</text:p>
      <text:p text:style-name="P4"><text:tab/> <text:s text:c="4"/>'ParseError'<text:tab/><text:tab/> <text:s text:c="4"/>=&gt; 'Parse error',</text:p>
      <text:p text:style-name="P4"/>
      <text:p text:style-name="P4"><text:tab/> <text:s text:c="4"/>'QueueEmpty'<text:tab/><text:tab/> <text:s text:c="4"/>=&gt; 'Queue contains no elements',</text:p>
      <text:p text:style-name="P4"><text:tab/> <text:s text:c="4"/>'QueueInvalidMode'<text:tab/> <text:s text:c="4"/>=&gt; 'Invalid queue mode',</text:p>
      <text:p text:style-name="P4"/>
      <text:p text:style-name="P4"><text:tab/> <text:s text:c="4"/>'FileCloseError'<text:tab/> <text:s text:c="4"/>=&gt; 'File close error',</text:p>
      <text:p text:style-name="P4"><text:tab/> <text:s text:c="4"/>'FileEOF'<text:tab/><text:tab/> <text:s text:c="4"/>=&gt; 'File is at end of file',</text:p>
      <text:p text:style-name="P4"><text:tab/> <text:s text:c="4"/>'FileOpenError'<text:tab/> <text:s text:c="4"/>=&gt; 'File open error',</text:p>
      <text:p text:style-name="P4"><text:tab/> <text:s text:c="4"/>'FileWriteError'<text:tab/> <text:s text:c="4"/>=&gt; 'File write error',</text:p>
      <text:p text:style-name="P4"><text:tab/> <text:s text:c="4"/>'InvalidFileMode'<text:tab/> <text:s text:c="4"/>=&gt; 'Invalid file mode selected',</text:p>
      <text:p text:style-name="P4"><text:tab/> <text:s text:c="4"/>'FileRewindError'<text:tab/> <text:s text:c="4"/>=&gt; 'File rewind error',</text:p>
      <text:p text:style-name="P4"><text:tab/> <text:s text:c="4"/>'FileDoesNotExist'<text:tab/> <text:s text:c="4"/>=&gt; 'The requested file does not exist',</text:p>
      <text:p text:style-name="P4"/>
      <text:p text:style-name="P4"><text:tab/> <text:s text:c="4"/>'FileGroupError'<text:tab/> <text:s text:c="4"/>=&gt; 'File group error',</text:p>
      <text:p text:style-name="P4"><text:tab/> <text:s text:c="4"/>'FileInodeError'<text:tab/> <text:s text:c="4"/>=&gt; 'File inode error',</text:p>
      <text:p text:style-name="P4"><text:tab/> <text:s text:c="4"/>'FileOwnerError'<text:tab/> <text:s text:c="4"/>=&gt; 'File owner error',</text:p>
      <text:p text:style-name="P4"><text:tab/> <text:s text:c="4"/>'FileRealPathFailed'<text:tab/> <text:s text:c="4"/>=&gt; 'realpath failed',</text:p>
      <text:p text:style-name="P4"><text:tab/> <text:s text:c="4"/>'FileSizeFailed'<text:tab/> <text:s text:c="4"/>=&gt; 'filesize error',</text:p>
      <text:p text:style-name="P4"><text:tab/> <text:s text:c="4"/>'FileTypeFailed'<text:tab/> <text:s text:c="4"/>=&gt; 'filetype error',</text:p>
      <text:p text:style-name="P4"><text:tab/> <text:s text:c="4"/>'MaxLineLenLessThanZero' <text:s/>=&gt; 'Max line length must not be less than zero',</text:p>
      <text:p text:style-name="P4"><text:tab/> <text:s text:c="4"/>'FileFlushFailed'<text:tab/> <text:s text:c="4"/>=&gt; 'File flush error',</text:p>
      <text:p text:style-name="P4"><text:tab/> <text:s text:c="4"/>'FileSeekError'<text:tab/> <text:s text:c="4"/>=&gt; 'File seek error',</text:p>
      <text:p text:style-name="P4"/>
      <text:p text:style-name="P4"><text:tab/> <text:s text:c="4"/>'StreamReadFailed'<text:tab/> <text:s text:c="4"/>=&gt; 'Stream read failed',</text:p>
      <text:p text:style-name="P4"><text:tab/> <text:s text:c="4"/>'StreamNotAssigned'<text:tab/> <text:s text:c="4"/>=&gt; 'The stream adapter class is not assigned',</text:p>
      <text:p text:style-name="P4"><text:tab/> <text:s text:c="4"/>'StreamEof'<text:tab/><text:tab/> <text:s text:c="4"/>=&gt; 'Stream is at end-of-file',</text:p>
      <text:p text:style-name="P4"><text:tab/> <text:s text:c="4"/>'StreamWriteFailed'<text:tab/> <text:s text:c="4"/>=&gt; 'Stream write fails',</text:p>
      <text:p text:style-name="P4"/>
      <text:p text:style-name="P4"><text:tab/> <text:s text:c="4"/>'FileCompressError'<text:tab/> <text:s text:c="4"/>=&gt; 'Compression Library error',</text:p>
      <text:p text:style-name="P4"><text:tab/> <text:s text:c="4"/>'FileDecompressError'<text:tab/> <text:s text:c="4"/>=&gt; 'Decompression Library error',</text:p>
      <text:p text:style-name="P4"/>
      <text:p text:style-name="P4"><text:soft-page-break/><text:tab/> <text:s text:c="4"/>'EncodeError'<text:tab/><text:tab/> <text:s text:c="4"/>=&gt; 'Encode Library error',</text:p>
      <text:p text:style-name="P4"><text:tab/> <text:s text:c="4"/>'DecodeError'<text:tab/><text:tab/> <text:s text:c="4"/>=&gt; 'Decode Library error',</text:p>
      <text:p text:style-name="P4"/>
      <text:p text:style-name="P4"><text:tab/> <text:s text:c="4"/>'DomNoChildren'<text:tab/> <text:s text:c="4"/>=&gt; 'DOM document contains not children',</text:p>
      <text:p text:style-name="P4"><text:tab/> <text:s text:c="4"/>'DomLoadFailed'<text:tab/> <text:s text:c="4"/>=&gt; 'DOM load failed',</text:p>
      <text:p text:style-name="P4"><text:tab/> <text:s text:c="4"/>'DomObjectExpected'<text:tab/> <text:s text:c="4"/>=&gt; 'DOM object was expected',</text:p>
      <text:p text:style-name="P4"><text:tab/> <text:s text:c="4"/>'DomSaveFailed'<text:tab/> <text:s text:c="4"/>=&gt; 'DOM save failed',</text:p>
      <text:p text:style-name="P4"><text:tab/> <text:s text:c="4"/>'DomXPathQueryError'<text:tab/> <text:s text:c="4"/>=&gt; 'DOM XPath query error',</text:p>
      <text:p text:style-name="P4"><text:tab/> <text:s text:c="4"/>'DomUknownAdapter'<text:tab/> <text:s text:c="4"/>=&gt; 'DOM unknown adapter',</text:p>
      <text:p text:style-name="P4"/>
      <text:p text:style-name="P4"><text:tab/> <text:s text:c="4"/>'SectionNotElementNode' <text:s text:c="2"/>=&gt; 'Section is not an element node',</text:p>
      <text:p text:style-name="P4"><text:tab/> <text:s text:c="4"/>'SectionNoChildren'<text:tab/> <text:s text:c="4"/>=&gt; 'Section has no children',</text:p>
      <text:p text:style-name="P4"><text:tab/> <text:s text:c="4"/>'SectionExtendsFailed' <text:s text:c="3"/>=&gt; 'Configuration section extension failed to load',</text:p>
      <text:p text:style-name="P4"/>
      <text:p text:style-name="P4"><text:s text:c="2"/><text:tab/> <text:s text:c="4"/>'ConfigBadFormat'<text:tab/> <text:s text:c="4"/>=&gt; 'Configuration file badly formatted',</text:p>
      <text:p text:style-name="P4"/>
      <text:p text:style-name="P4"><text:tab/> <text:s text:c="4"/>'ClientRequestFailed'<text:tab/> <text:s text:c="4"/>=&gt; 'Client request failed',</text:p>
      <text:p text:style-name="P4"><text:tab/> <text:s text:c="4"/>'ClientConfigError'<text:tab/> <text:s text:c="4"/>=&gt; 'Client configuration error',</text:p>
      <text:p text:style-name="P4"><text:tab/> <text:s text:c="4"/>'ClientInvalidContenttype'=&gt; 'Client invalid content-type',</text:p>
      <text:p text:style-name="P4"/>
      <text:p text:style-name="P4"><text:tab/> <text:s text:c="4"/>'CurlSetOption'<text:tab/> <text:s text:c="4"/>=&gt; 'cUrl set option failed',</text:p>
      <text:p text:style-name="P4"><text:tab/> <text:s text:c="4"/>'CurlSelectError'<text:tab/> <text:s text:c="4"/>=&gt; 'cUrl select failed',</text:p>
      <text:p text:style-name="P4"><text:tab/> <text:s text:c="4"/>'CurlRemoveHandle'<text:tab/> <text:s text:c="4"/>=&gt; 'cUrl remove handle failed',</text:p>
      <text:p text:style-name="P4"><text:tab/> <text:s text:c="4"/>'CurlReadInfoError'<text:tab/> <text:s text:c="4"/>=&gt; 'cUrl read info failed',</text:p>
      <text:p text:style-name="P4"><text:tab/> <text:s text:c="4"/>'CurlAddHandle'<text:tab/> <text:s text:c="4"/>=&gt; 'cUrl add handle failed',</text:p>
      <text:p text:style-name="P4"/>
      <text:p text:style-name="P12"><text:tab/><text:tab/>'HttpHeaderError'<text:tab/><text:tab/>=&gt; 'Http header error in the response message',</text:p>
      <text:p text:style-name="P4"><text:s text:c="2"/><text:tab/> <text:s text:c="4"/></text:p>
      <text:p text:style-name="P4"><text:s text:c="3"/><text:tab/> <text:s text:c="4"/>'DbUnknownStorageEngine' <text:s/>=&gt; 'Unknown storage engine specified',</text:p>
      <text:p text:style-name="P4"/>
      <text:p text:style-name="P4"><text:tab/> <text:s text:c="4"/>'DbExceptionCaught'<text:tab/> <text:s text:c="4"/>=&gt; 'Db exception caught',</text:p>
      <text:p text:style-name="P4"><text:tab/> <text:s text:c="4"/>'DbNotConnected'<text:tab/> <text:s text:c="4"/>=&gt; 'Not connected to a database server',</text:p>
      <text:p text:style-name="P4"><text:tab/> <text:s text:c="4"/>'DbAlreadyConnected'<text:tab/> <text:s text:c="4"/>=&gt; 'Already connected to database server',</text:p>
      <text:p text:style-name="P4"><text:tab/> <text:s text:c="4"/>'DbConnectionFailed'<text:tab/> <text:s text:c="4"/>=&gt; 'Database connection failed',</text:p>
      <text:p text:style-name="P4"><text:tab/> <text:s text:c="4"/>'DbInvalidOption'<text:tab/> <text:s text:c="4"/>=&gt; 'Invalid database connection option',</text:p>
      <text:p text:style-name="P4"><text:tab/> <text:s text:c="4"/>'DbOpenFailed'<text:tab/><text:tab/> <text:s text:c="4"/>=&gt; 'Database open failed',</text:p>
      <text:p text:style-name="P4"><text:tab/> <text:s text:c="4"/>'DbInitFailed'<text:tab/><text:tab/> <text:s text:c="4"/>=&gt; 'Database object initialize failed',</text:p>
      <text:p text:style-name="P4"/>
      <text:p text:style-name="P4"><text:tab/> <text:s text:c="4"/>'DbMissingDsn'<text:tab/><text:tab/> <text:s text:c="4"/>=&gt; 'DBO missing dsn',</text:p>
      <text:p text:style-name="P4"><text:tab/> <text:s text:c="4"/>'DbMissingUserName'<text:tab/> <text:s text:c="4"/>=&gt; 'DBO missing user name',</text:p>
      <text:p text:style-name="P4"><text:tab/> <text:s text:c="4"/>'DbInvalidDsn'<text:tab/><text:tab/> <text:s text:c="4"/>=&gt; 'Invalid DSN format',</text:p>
      <text:p text:style-name="P4"><text:tab/> <text:s text:c="4"/>'DbError'<text:tab/><text:tab/> <text:s text:c="4"/>=&gt; 'DBO statement or result error',</text:p>
      <text:p text:style-name="P4"><text:tab/> <text:s text:c="4"/>'DbMissingName'<text:tab/> <text:s text:c="4"/>=&gt; 'Database name not specified',</text:p>
      <text:p text:style-name="P4"><text:tab/> <text:s text:c="4"/>'DbNameExists'<text:tab/><text:tab/> <text:s text:c="4"/>=&gt; 'Database name already exists',</text:p>
      <text:p text:style-name="P4"><text:tab/> <text:s text:c="4"/>'DbNotCreated'<text:tab/><text:tab/> <text:s text:c="4"/>=&gt; 'Database creation failed',</text:p>
      <text:p text:style-name="P4"><text:tab/> <text:s text:c="4"/>'DbNotFound'<text:tab/><text:tab/> <text:s text:c="4"/>=&gt; 'Database was not found',</text:p>
      <text:p text:style-name="P4"><text:tab/> <text:s text:c="4"/>'DbCurrentNameFailed'<text:tab/> <text:s text:c="4"/>=&gt; 'Get current database name failed',</text:p>
      <text:p text:style-name="P4"/>
      <text:p text:style-name="P4"><text:tab/> <text:s text:c="4"/>'DbNotOpen'<text:tab/><text:tab/> <text:s text:c="4"/>=&gt; 'Database not open',</text:p>
      <text:p text:style-name="P4"><text:tab/> <text:s text:c="4"/>'DbCloseError'<text:tab/><text:tab/> <text:s text:c="4"/>=&gt; 'Database close error',</text:p>
      <text:p text:style-name="P4"><text:tab/> <text:s text:c="4"/>'DbDriverException'<text:tab/> <text:s text:c="4"/>=&gt; 'Database driver exception was thrown',</text:p>
      <text:p text:style-name="P12"><text:tab/><text:tab/>'DbDropInvalidName'<text:tab/><text:tab/>=&gt; 'Database drop - the open database is not the database specified',</text:p>
      <text:p text:style-name="P4"><text:s/><text:tab/> <text:s text:c="4"/>'DbDropError'<text:tab/><text:tab/> <text:s text:c="4"/>=&gt; 'Database drop error',</text:p>
      <text:p text:style-name="P4"><text:tab/> <text:s text:c="4"/>'DbAutocommitError'<text:tab/> <text:s text:c="4"/>=&gt; 'Unable to change autocommit setting',</text:p>
      <text:p text:style-name="P4"><text:tab/> <text:s text:c="4"/>'DbCommitFailed'<text:tab/> <text:s text:c="4"/>=&gt; 'Database commit operation failed',</text:p>
      <text:p text:style-name="P4"><text:tab/> <text:s text:c="4"/>'DbRollbackFailed'<text:tab/> <text:s text:c="4"/>=&gt; 'Database rollback failed',</text:p>
      <text:p text:style-name="P4"/>
      <text:p text:style-name="P4"><text:tab/> <text:s text:c="4"/>'DbTableExists'<text:tab/> <text:s text:c="4"/>=&gt; 'The requested table already exists',</text:p>
      <text:p text:style-name="P4"><text:tab/> <text:s text:c="4"/>'DbMissingTableName'<text:tab/> <text:s text:c="4"/>=&gt; 'The table name was not supplied',</text:p>
      <text:p text:style-name="P4"><text:tab/> <text:s text:c="4"/>'DbTableNotCreated'<text:tab/> <text:s text:c="4"/>=&gt; 'Unable to create the requested table',</text:p>
      <text:p text:style-name="P4"><text:soft-page-break/><text:tab/> <text:s text:c="4"/>'DBUnknownCollection'<text:tab/> <text:s text:c="4"/>=&gt; 'Requested unknown collection or table',</text:p>
      <text:p text:style-name="P4"><text:tab/> <text:s text:c="4"/>'DbMissingCollection'<text:tab/> <text:s text:c="4"/>=&gt; 'Requested collection or table is not present',</text:p>
      <text:p text:style-name="P4"><text:tab/> <text:s text:c="4"/>'DbResultNotReturned'<text:tab/> <text:s text:c="4"/>=&gt; 'A result set was not returned from the query',</text:p>
      <text:p text:style-name="P4"><text:tab/> <text:s text:c="4"/>'DbDropTableFailed'<text:tab/> <text:s text:c="4"/>=&gt; 'Drop table failed',</text:p>
      <text:p text:style-name="P4"/>
      <text:p text:style-name="P4"><text:tab/> <text:s text:c="4"/>'DbUnknownColumn'<text:tab/> <text:s text:c="4"/>=&gt; 'An unknown column index or name was specified',</text:p>
      <text:p text:style-name="P4"><text:tab/> <text:s text:c="4"/>'DbUnknownIndex'<text:tab/> <text:s text:c="4"/>=&gt; 'An unknown index or name was specified',</text:p>
      <text:p text:style-name="P4"/>
      <text:p text:style-name="P4"><text:tab/> <text:s text:c="4"/>'DbMissingStatementVerb' <text:s/>=&gt; 'No statement verb (action) was provided',</text:p>
      <text:p text:style-name="P4"/>
      <text:p text:style-name="P4"><text:tab/> <text:s text:c="4"/>'DbWrongScheme'<text:tab/> <text:s text:c="4"/>=&gt; 'Wrong or unknown database connection scheme',</text:p>
      <text:p text:style-name="P4"><text:tab/> <text:s text:c="4"/>'DbPrepareStatementFailed'=&gt; 'Unable to prepare the requested SQL statement',</text:p>
      <text:p text:style-name="P4"><text:tab/> <text:s text:c="4"/>'DbListFailed'<text:tab/><text:tab/> <text:s text:c="4"/>=&gt; 'Database list request failed',</text:p>
      <text:p text:style-name="P4"/>
      <text:p text:style-name="P4"><text:tab/>);</text:p>
      <text:p text:style-name="P4"><text:tab/><text:tab/><text:tab/><text:tab/><text:tab/></text:p>
      <text:p text:style-name="P4"/>
      <text:p text:style-name="P4"><text:tab/>/**</text:p>
      <text:p text:style-name="P4"><text:tab/> * __construct</text:p>
      <text:p text:style-name="P4"><text:tab/> * </text:p>
      <text:p text:style-name="P4"><text:tab/> * Class constructor</text:p>
      <text:p text:style-name="P4"><text:tab/> * <text:span text:style-name="T3">@param</text:span> array $additionalErrors = (optional) additonal error messages array</text:p>
      <text:p text:style-name="P4"><text:tab/> */</text:p>
      <text:p text:style-name="P4"><text:tab/>public function __construct($additionalErrors=null)</text:p>
      <text:p text:style-name="P4"><text:tab/>{</text:p>
      <text:p text:style-name="P4"><text:tab/><text:tab/>$this-&gt;registerErrors($this-&gt;errorList);</text:p>
      <text:p text:style-name="P4"><text:tab/><text:tab/>if (($additionalErrors !== null) &amp;&amp; is_array($additionalErrors))</text:p>
      <text:p text:style-name="P4"><text:tab/><text:tab/>{</text:p>
      <text:p text:style-name="P4"><text:tab/><text:tab/><text:tab/>$this-&gt;registerErrors($additionalErrors);</text:p>
      <text:p text:style-name="P4"><text:tab/><text:tab/>}</text:p>
      <text:p text:style-name="P4"><text:tab/>}</text:p>
      <text:p text:style-name="P4"/>
      <text:p text:style-name="P4"><text:tab/>/**</text:p>
      <text:p text:style-name="P4"><text:tab/> * __destruct</text:p>
      <text:p text:style-name="P4"><text:tab/> *</text:p>
      <text:p text:style-name="P4"><text:tab/> * class destructor</text:p>
      <text:p text:style-name="P4"><text:tab/> */</text:p>
      <text:p text:style-name="P4"><text:tab/>public function __destruct()</text:p>
      <text:p text:style-name="P4"><text:tab/>{</text:p>
      <text:p text:style-name="P4"><text:tab/>}</text:p>
      <text:p text:style-name="P4"/>
      <text:p text:style-name="P4"><text:tab/>/**</text:p>
      <text:p text:style-name="P4"><text:tab/> * registerErrors</text:p>
      <text:p text:style-name="P4"><text:tab/> *</text:p>
      <text:p text:style-name="P4"><text:tab/> * Register the error Messages in the list</text:p>
      <text:p text:style-name="P14"><text:tab/> * <text:span text:style-name="T3">@param</text:span> array $errorList = array containing the error name as the key </text:p>
      <text:p text:style-name="P14"><text:tab/> *<text:tab/><text:tab/><text:tab/><text:tab/><text:tab/>and message as the value.</text:p>
      <text:p text:style-name="P4"><text:tab/> */</text:p>
      <text:p text:style-name="P4"><text:tab/>protected function registerErrors($errorList)</text:p>
      <text:p text:style-name="P4"><text:tab/>{</text:p>
      <text:p text:style-name="P4"><text:tab/><text:tab/>foreach($errorList as $name =&gt; $message)</text:p>
      <text:p text:style-name="P4"><text:tab/><text:tab/>{</text:p>
      <text:p text:style-name="P4"><text:tab/><text:tab/><text:tab/>\Library\Error::register($name, $message, true);</text:p>
      <text:p text:style-name="P4"><text:tab/><text:tab/>}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Liberation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Class_20_Footer">PHPProjectLibrary Error <text:tab/><text:tab/><text:tab/><text:tab/><text:tab/><text:span text:style-name="MT1"><text:page-number text:select-page="current">8</text:page-number></text:span><text:tab/><text:tab/><text:tab/><text:span text:style-name="MT1"><text:date style:data-style-name="N76" text:date-value="2012-12-12T15:09:01">December 12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8T21:09:01</meta:creation-date>
    <dc:title>LiberationSansBlue</dc:title>
    <meta:editing-duration>PT18H23M39S</meta:editing-duration>
    <meta:editing-cycles>23</meta:editing-cycles>
    <meta:generator>OpenOffice.org/3.2$Linux OpenOffice.org_project/320m12$Build-9483</meta:generator>
    <meta:initial-creator>Jay </meta:initial-creator>
    <dc:date>2012-12-12T15:09:01</dc:date>
    <dc:creator>Jay Wheeler</dc:creator>
    <meta:document-statistic meta:table-count="4" meta:image-count="0" meta:object-count="0" meta:page-count="8" meta:paragraph-count="292" meta:word-count="1524" meta:character-count="13217"/>
    <meta:template xlink:type="simple" xlink:actuate="onRequest" xlink:title="LiberationSansBlue" xlink:href="../LiberationSansBlue.ott" meta:date="2012-05-28T21:09:01"/>
  </office:meta>
</office:document-meta>
</file>